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style:page-number="1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5" style:parent-style-name="Heading2" style:family="paragraph">
      <style:paragraph-properties>
        <style:tab-stops>
          <style:tab-stop style:type="left" style:position="0in"/>
        </style:tab-stops>
      </style:paragraph-properties>
      <style:text-properties fo:font-size="12pt" style:font-size-asian="12pt" style:font-size-complex="12pt"/>
    </style:style>
    <style:style style:name="P6" style:parent-style-name="Normal" style:family="paragraph">
      <style:text-properties fo:color="#000000"/>
    </style:style>
    <style:style style:name="P7" style:parent-style-name="Normal" style:family="paragraph">
      <style:text-properties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text-properties fo:color="#00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color="#000000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ListParagraph" style:family="paragraph">
      <style:text-properties style:font-name="Arial" style:font-name-complex="Arial"/>
    </style:style>
    <style:style style:name="P14" style:parent-style-name="ListParagraph" style:family="paragraph">
      <style:text-properties style:font-name="Arial" style:font-name-complex="Arial"/>
    </style:style>
    <style:style style:name="P15" style:parent-style-name="ListParagraph" style:family="paragraph">
      <style:text-properties style:font-name="Arial" style:font-name-complex="Arial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ListParagraph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/>
    </style:style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 fo:color="#3C4043" fo:background-color="#FFFFFF"/>
    </style:style>
    <style:style style:name="T23" style:parent-style-name="DefaultParagraphFont" style:family="text">
      <style:text-properties fo:font-weight="bold" style:font-weight-asian="bold" fo:color="#3C4043" fo:background-color="#FFFFFF"/>
    </style:style>
    <style:style style:name="T24" style:parent-style-name="DefaultParagraphFont" style:family="text">
      <style:text-properties fo:font-weight="bold" style:font-weight-asian="bold" fo:color="#3C4043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break-before="page"/>
    </style:style>
    <style:style style:name="P33" style:parent-style-name="Normal" style:family="paragraph">
      <style:text-properties fo:font-weight="bold" style:font-weight-asian="bold"/>
    </style:style>
    <style:style style:name="P34" style:parent-style-name="Normal" style:family="paragraph">
      <style:text-properties fo:font-weight="bold" style:font-weight-asian="bold"/>
    </style:style>
    <style:style style:name="P35" style:parent-style-name="Normal" style:family="paragraph">
      <style:text-properties fo:font-weight="bold" style:font-weight-asian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ListParagraph" style:family="paragraph">
      <style:text-properties fo:font-weight="bold" style:font-weight-asian="bold" style:font-weight-complex="bold"/>
    </style:style>
    <style:style style:name="P42" style:parent-style-name="ListParagraph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paragraph-properties fo:margin-top="0.3333in" fo:margin-left="1.5in" fo:text-indent="-1.5in">
        <style:tab-stops/>
      </style:paragraph-properties>
    </style:style>
    <style:style style:name="T46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list text:style-name="LFO1" text:continue-numbering="true">
        <text:list-item>
          <text:p text:style-name="P1">Science &amp; Engineering</text:p>
        </text:list-item>
      </text:list>
      <text:p text:style-name="Normal"/>
      <text:p text:style-name="Normal"/>
      <text:list text:style-name="LFO1" text:continue-numbering="true">
        <text:list-item>
          <text:list>
            <text:list-item>
              <text:p text:style-name="P5">What you need to do</text:p>
            </text:list-item>
          </text:list>
        </text:list-item>
      </text:list>
      <text:p text:style-name="Normal"/>
      <text:p text:style-name="P6">You need to answer the following questions below, keeping within the word limit.</text:p>
      <text:p text:style-name="P7"/>
      <text:p text:style-name="P8">Use the next page to answer the questions, when you’re finished you can copy and paste the content into the response box.</text:p>
      <text:p text:style-name="P9"/>
      <text:p text:style-name="P10"/>
      <text:p text:style-name="P11"/>
      <text:p text:style-name="P12">What is the highest qualification level you have?</text:p>
      <text:p text:style-name="Normal">Please choose from:</text:p>
      <text:list text:style-name="LFO2" text:continue-numbering="true">
        <text:list-item>
          <text:p text:style-name="P13">Undergraduate Degree<text:s/></text:p>
        </text:list-item>
        <text:list-item>
          <text:p text:style-name="P14">Postgraduate Master’s Degree (E.g.,<text:s/>MSc, Meng)<text:s/></text:p>
        </text:list-item>
        <text:list-item>
          <text:p text:style-name="P15">Doctoral Degrees (E.g.,<text:s/>PhD)</text:p>
        </text:list-item>
      </text:list>
      <text:p text:style-name="Normal"/>
      <text:p text:style-name="P16">What undergraduate qualification do you have?<text:s/></text:p>
      <text:p text:style-name="P17"/>
      <text:p text:style-name="P18">What postgraduate qualification do you have?</text:p>
      <text:p text:style-name="P19"/>
      <text:p text:style-name="Normal"/>
      <text:p text:style-name="P20">Why do you want to join this scheme?</text:p>
      <text:p text:style-name="Normal"/>
      <text:p text:style-name="Normal">Using no more than 300 words, outline why you want to join the Science &amp; Engineering scheme. Refer to examples of things you may have done in<text:s/>university, work or your own time that demonstrate your interest and<text:s/></text:p>
      <text:p text:style-name="P21">Please ensure you give the type of degree/degrees you hold, for example BSc, MChem, PhD etc and the date you completed your degree/degrees.</text:p>
      <text:p text:style-name="P22"/>
      <text:p text:style-name="Normal"><text:span text:style-name="T23">We can only assess you on the information that you provide</text:span><text:span text:style-name="T24"><text:s/>so<text:s/></text:span><text:span text:style-name="T25">please<text:s/></text:span><text:span text:style-name="T26">provide the<text:s/></text:span><text:span text:style-name="T27">name of your undergraduate<text:s/></text:span><text:span text:style-name="T28">and postgraduate<text:s/></text:span><text:span text:style-name="T29">qualification</text:span><text:span text:style-name="T30">s</text:span><text:span text:style-name="T31"><text:s/>and as much information as you can provide.</text:span></text:p>
      <text:p text:style-name="P32"/>
      <text:p text:style-name="Normal"/>
      <text:p text:style-name="P33">Copy and paste the heading and your response into the response box.</text:p>
      <text:p text:style-name="P34"/>
      <text:p text:style-name="Normal"/>
      <text:p text:style-name="P35"/>
      <text:p text:style-name="P36">What is the highest qualification level you have?</text:p>
      <text:p text:style-name="Normal">Enter your response here</text:p>
      <text:p text:style-name="P37"/>
      <text:p text:style-name="P38"/>
      <text:p text:style-name="Normal"/>
      <text:p text:style-name="P39">What undergraduate qualification do you have?<text:s/></text:p>
      <text:p text:style-name="Normal">Enter your response here</text:p>
      <text:p text:style-name="P40"/>
      <text:p text:style-name="P41"/>
      <text:p text:style-name="P42"/>
      <text:p text:style-name="P43">What postgraduate qualification do you have?</text:p>
      <text:p text:style-name="Normal">Enter your response here</text:p>
      <text:p text:style-name="P44"/>
      <text:p text:style-name="P45"><text:span text:style-name="T46">Why do you want to join this scheme?</text:span><text:bookmark-start text:name="gjdgxs"/><text:bookmark-end text:name="gjdgxs"/></text:p>
      <text:p text:style-name="Normal">Enter your response her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widows="2" fo:orphans="2" fo:border="0in solid #FFFFFF" fo:padding="0.4305in" style:shadow="#000000 0in 0in" fo:margin-top="0.1666in"/>
      <style:text-properties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widows="2" fo:orphans="2" fo:border="0in solid #FFFFFF" fo:padding="0.4305in" style:shadow="#000000 0in 0in" fo:margin-top="0.0277in"/>
      <style:text-properties fo:font-weight="bold" style:font-weight-asian="bold" fo:color="#000000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widows="2" fo:orphans="2" fo:border="0in solid #FFFFFF" fo:padding="0.4305in" style:shadow="#000000 0in 0in" fo:margin-top="0.0277in"/>
      <style:text-properties fo:font-weight="bold" style:font-weight-asian="bold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widows="2" fo:orphans="2" fo:border="0in solid #FFFFFF" fo:padding="0.4305in" style:shadow="#000000 0in 0in" fo:margin-top="0.1666in" fo:margin-bottom="0.0416in"/>
      <style:text-properties fo:font-weight="bold" style:font-weight-asian="bold" fo:color="#000000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widows="2" fo:orphans="2" fo:border="0in solid #FFFFFF" fo:padding="0.4305in" style:shadow="#000000 0in 0in" fo:margin-top="0.1666in" fo:margin-bottom="0.0416in"/>
      <style:text-properties fo:font-weight="bold" style:font-weight-asian="bold" fo:font-style="italic" style:font-style-asian="italic" fo:color="#000000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widows="2" fo:orphans="2" fo:border="0in solid #FFFFFF" fo:padding="0.4305in" style:shadow="#000000 0in 0in" fo:margin-top="0.1666in" fo:margin-bottom="0.0416in"/>
      <style:text-properties fo:font-weight="bold" style:font-weight-asian="bold" fo:color="#000000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widows="2" fo:orphans="2" fo:border="0in solid #FFFFFF" fo:padding="0.4305in" style:shadow="#000000 0in 0in" fo:text-align="center" fo:margin-top="0.1666in" fo:margin-bottom="0.0416in"/>
      <style:text-properties fo:font-weight="bold" style:font-weight-asian="bold" fo:color="#000000" fo:font-size="16pt" style:font-size-asian="16pt" style:font-size-complex="16pt" fo:hyphenate="false"/>
    </style:style>
    <style:style style:name="Subtitle" style:display-name="Subtitle" style:family="paragraph" style:parent-style-name="Normal" style:next-style-name="Normal">
      <style:paragraph-properties fo:widows="2" fo:orphans="2" fo:border="0in solid #FFFFFF" fo:padding="0.4305in" style:shadow="#000000 0in 0in" fo:text-align="center" fo:margin-bottom="0.0416in"/>
      <style:text-properties fo:color="#000000" fo:hyphenate="false"/>
    </style:style>
    <style:style style:name="ListParagraph" style:display-name="List Paragraph" style:family="paragraph" style:parent-style-name="Normal">
      <style:paragraph-properties fo:widows="2" fo:orphans="2" style:contextual-spacing="true" fo:margin-bottom="0.1111in" fo:line-height="115%" fo:margin-left="0.5in">
        <style:tab-stops/>
      </style:paragraph-properties>
      <style:text-properties style:font-name="Cambria" style:font-name-asian="Cambria" style:font-name-complex="Times New Roman" style:letter-kerning="true" fo:language="en" fo:country="GB" style:language-asian="en" style:country-asian="US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Aptos" style:font-name-asian="Cambria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widows="2" fo:orphans="2"/>
    </style:style>
    <style:style style:name="P3" style:parent-style-name="Normal" style:family="paragraph">
      <style:text-properties style:font-name="Calibri" style:font-name-asian="Calibri" style:font-name-complex="Calibri" fo:color="#000000" fo:font-size="10pt" style:font-size-asian="10pt" style:font-size-complex="10pt"/>
    </style:style>
    <style:style style:name="P4" style:parent-style-name="Normal" style:family="paragraph">
      <style:text-properties style:font-name="Calibri" style:font-name-asian="Calibri" style:font-name-complex="Calibri" fo:color="#000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.20833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center" style:vertical-pos="top" draw:auto-grow-width="tru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no-wrap" fo:border="0.01042in none" fo:padding-top="0in" fo:padding-bottom="0.20833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center" style:vertical-pos="bottom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P2"><draw:frame draw:z-index="251660288" draw:id="id0" draw:style-name="a0" draw:name="Text Box 3" text:anchor-type="paragraph" svg:x="0in" svg:y="0in" svg:width="0.50278in" svg:height="0.37778in" style:rel-width="scale" style:rel-height="scale"><draw:text-box><text:p text:style-name="P3">OFFICIAL</text:p></draw:text-box><svg:title/><svg:desc>OFFICIAL</svg:desc></draw:frame></text:p>
      </style:header>
      <style:footer>
        <text:p text:style-name="Footer"><draw:frame draw:z-index="251663360" draw:id="id1" draw:style-name="a1" draw:name="Text Box 6" text:anchor-type="paragraph" svg:x="0in" svg:y="0in" svg:width="0.50278in" svg:height="0.37778in" style:rel-width="scale" style:rel-height="scale"><draw:text-box><text:p text:style-name="P4">OFFICIAL</text:p></draw:text-box><svg:title/><svg:desc>OFFICIAL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Rahman, Rez (GO-Science)</meta:initial-creator>
    <dc:creator>Uchenna Phillips</dc:creator>
    <meta:creation-date>2025-10-08T07:34:00Z</meta:creation-date>
    <dc:date>2025-10-08T07:34:00Z</dc:date>
    <meta:template xlink:href="Normal" xlink:type="simple"/>
    <meta:editing-cycles>2</meta:editing-cycles>
    <meta:editing-duration>PT180S</meta:editing-duration>
    <meta:user-defined meta:name="ClassificationContentMarkingHeaderShapeIds">5bdd9676,31c160f7,5fdaeb3f</meta:user-defined>
    <meta:user-defined meta:name="ClassificationContentMarkingHeaderFontProps">#000000,10,Calibri</meta:user-defined>
    <meta:user-defined meta:name="ClassificationContentMarkingHeaderText">OFFICIAL</meta:user-defined>
    <meta:user-defined meta:name="ClassificationContentMarkingFooterShapeIds">8e2c8f7,2deec43e,2fedf888</meta:user-defined>
    <meta:user-defined meta:name="ClassificationContentMarkingFooterFontProps">#000000,10,Calibri</meta:user-defined>
    <meta:user-defined meta:name="ClassificationContentMarkingFooterText">OFFICIAL</meta:user-defined>
    <meta:user-defined meta:name="MSIP_Label_ba62f585-b40f-4ab9-bafe-39150f03d124_Enabled">true</meta:user-defined>
    <meta:user-defined meta:name="MSIP_Label_ba62f585-b40f-4ab9-bafe-39150f03d124_SetDate">2025-07-09T10:22:55Z</meta:user-defined>
    <meta:user-defined meta:name="MSIP_Label_ba62f585-b40f-4ab9-bafe-39150f03d124_Method">Standard</meta:user-defined>
    <meta:user-defined meta:name="MSIP_Label_ba62f585-b40f-4ab9-bafe-39150f03d124_Name">OFFICIAL</meta:user-defined>
    <meta:user-defined meta:name="MSIP_Label_ba62f585-b40f-4ab9-bafe-39150f03d124_SiteId">cbac7005-02c1-43eb-b497-e6492d1b2dd8</meta:user-defined>
    <meta:user-defined meta:name="MSIP_Label_ba62f585-b40f-4ab9-bafe-39150f03d124_ActionId">797fc004-d595-43dc-8685-d2846a6fd353</meta:user-defined>
    <meta:user-defined meta:name="MSIP_Label_ba62f585-b40f-4ab9-bafe-39150f03d124_ContentBits">3</meta:user-defined>
    <meta:user-defined meta:name="MSIP_Label_ba62f585-b40f-4ab9-bafe-39150f03d124_Tag">10, 3, 0, 1</meta:user-defined>
    <meta:document-statistic meta:page-count="2" meta:paragraph-count="2" meta:word-count="216" meta:character-count="1451" meta:row-count="10" meta:non-whitespace-character-count="1237"/>
  </office:meta>
</office:document-meta>
</file>